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5" draw:layer="layout" svg:width="12cm" svg:height="4.5cm" svg:x="4cm" svg:y="24.2cm">
          <text:p text:style-name="P1">Microkerne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4" draw:layer="layout" svg:width="19cm" svg:height="19cm" svg:x="1cm" svg:y="1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62cm" svg:x="6.5cm" svg:y="1.038cm">
          <draw:text-box>
            <text:p text:style-name="P3">Userspace - Processes</text:p>
          </draw:text-box>
        </draw:frame>
        <draw:custom-shape draw:style-name="gr4" draw:text-style-name="P2" draw:id="id1" draw:layer="layout" svg:width="7cm" svg:height="3.5cm" svg:x="2cm" svg:y="16cm">
          <text:p text:style-name="P1">Basic programs:</text:p>
          <text:p text:style-name="P1">vfs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3" draw:layer="layout" svg:width="9.5cm" svg:height="4.5cm" svg:x="10cm" svg:y="12cm">
          <text:p text:style-name="P1">Drivers:</text:p>
          <text:p text:style-name="P1">FS driver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16cm" svg:height="6cm" svg:x="2.5cm" svg:y="2.5cm">
          <text:p text:style-name="P1">Normal programs:</text:p>
          <text:p text:style-name="P1">shell, cp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5.5cm" svg:y1="16cm" svg:x2="10.5cm" svg:y2="8.5cm" draw:start-shape="id1" draw:start-glue-point="0" draw:end-shape="id2">
          <text:p text:style-name="P4"/>
        </draw:connector>
        <draw:frame draw:style-name="gr6" draw:text-style-name="P4" draw:layer="layout" svg:width="0.001cm" svg:height="0.962cm" svg:x="-4cm" svg:y="15cm">
          <draw:text-box>
            <text:p text:style-name="P4"/>
          </draw:text-box>
        </draw:frame>
        <draw:frame draw:style-name="gr7" draw:layer="layout" svg:width="5.019cm" svg:height="1.673cm" svg:x="2.5cm" svg:y="11.538cm">
          <draw:text-box>
            <text:p text:style-name="P4">IPC:</text:p>
            <text:p text:style-name="P4">eg. req for FSID</text:p>
          </draw:text-box>
        </draw:frame>
        <draw:connector draw:style-name="gr5" draw:text-style-name="P2" draw:layer="layout" draw:type="line" svg:x1="9cm" svg:y1="17.75cm" svg:x2="14.75cm" svg:y2="16.5cm" draw:start-shape="id1" draw:start-glue-point="1" draw:end-shape="id3" draw:end-glue-point="2">
          <text:p text:style-name="P4"/>
        </draw:connector>
        <draw:frame draw:style-name="gr7" draw:layer="layout" svg:width="4.663cm" svg:height="1.673cm" svg:x="11cm" svg:y="17.327cm">
          <draw:text-box>
            <text:p text:style-name="P4">IPC:</text:p>
            <text:p text:style-name="P4">eg. register FS</text:p>
          </draw:text-box>
        </draw:frame>
        <draw:connector draw:style-name="gr5" draw:text-style-name="P2" draw:layer="layout" draw:type="line" svg:x1="10.5cm" svg:y1="8.5cm" svg:x2="14.75cm" svg:y2="12cm" draw:start-shape="id2" draw:start-glue-point="2" draw:end-shape="id3" draw:end-glue-point="0">
          <text:p text:style-name="P4"/>
        </draw:connector>
        <draw:frame draw:style-name="gr7" draw:layer="layout" svg:width="3.952cm" svg:height="1.673cm" svg:x="13.5cm" svg:y="9.327cm">
          <draw:text-box>
            <text:p text:style-name="P4">IPC:</text:p>
            <text:p text:style-name="P4">eg. open file</text:p>
          </draw:text-box>
        </draw:frame>
        <draw:connector draw:style-name="gr8" draw:text-style-name="P2" draw:layer="layout" draw:type="line" svg:x1="10.5cm" svg:y1="20cm" svg:x2="9.998cm" svg:y2="24.2cm" draw:start-shape="id4" draw:start-glue-point="2" draw:end-shape="id5" draw:end-glue-point="4">
          <text:p text:style-name="P4"/>
        </draw:connector>
        <draw:frame draw:style-name="gr7" draw:layer="layout" svg:width="6.54cm" svg:height="2.384cm" svg:x="10.5cm" svg:y="21cm">
          <draw:text-box>
            <text:p text:style-name="P4">Syscalls:</text:p>
            <text:p text:style-name="P4">eg.<text:tab/>allocate memory,</text:p>
            <text:p text:style-name="P4"><text:tab/>create pro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9-02-28T13:18:58</meta:creation-date>
    <dc:date>2009-02-28T13:26:41</dc:date>
    <meta:editing-cycles>1</meta:editing-cycles>
    <meta:editing-duration>PT7M4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